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E51C3E8FC0D2090A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9.499cm, 1.708cm, 6.647cm, 3.39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55cm" svg:height="21.6cm" svg:x="0.991cm" svg:y="2.491cm">
          <draw:image xlink:href="Pictures/10000000000005E8000007E0E51C3E8FC0D2090A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1-03T14:56:52.517096930</dc:date>
    <meta:editing-duration>PT3M28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